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5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6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3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4">Exercise 2. Strings</text:p>
      <text:p text:style-name="P4"/>
      <text:p text:style-name="P5">&gt;&gt;&gt; S='Spam' # make a 4-character string, and assign it to a name</text:p>
      <text:p text:style-name="P5">&gt;&gt;&gt; len(S)</text:p>
      <text:p text:style-name="P5">4</text:p>
      <text:p text:style-name="P5">&gt;&gt;&gt; S[0]</text:p>
      <text:p text:style-name="P5">'S'</text:p>
      <text:p text:style-name="P5">&gt;&gt;&gt; S[1]</text:p>
      <text:p text:style-name="P5">'p'</text:p>
      <text:p text:style-name="P5">&gt;&gt;&gt; S[-1]</text:p>
      <text:p text:style-name="P5">'m'</text:p>
      <text:p text:style-name="P5">&gt;&gt;&gt; S[-2]</text:p>
      <text:p text:style-name="P5">'a'</text:p>
      <text:p text:style-name="P5">&gt;&gt;&gt; S[len(S)-1]</text:p>
      <text:p text:style-name="P5">'m'</text:p>
      <text:p text:style-name="P5">&gt;&gt;&gt; S[1:3]</text:p>
      <text:p text:style-name="P5">'pa'</text:p>
      <text:p text:style-name="P5">&gt;&gt;&gt; S = 'z' + S[1:]</text:p>
      <text:p text:style-name="P5">&gt;&gt;&gt; S</text:p>
      <text:p text:style-name="P5"><text:soft-page-break/>'zpam'</text:p>
      <text:p text:style-name="P5"/>
      <text:p text:style-name="P6">Exercise 3. Li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09-26T17:55:03.422910261</dc:date>
    <meta:editing-duration>PT13M22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2" meta:paragraph-count="46" meta:word-count="108" meta:character-count="609" meta:non-whitespace-character-count="546"/>
  </office:meta>
</office:document-meta>
</file>